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96e" officeooo:paragraph-rsid="000db96e"/>
    </style:style>
    <style:style style:name="P2" style:family="paragraph" style:parent-style-name="Standard">
      <style:text-properties fo:font-weight="bold" officeooo:rsid="000db96e" officeooo:paragraph-rsid="000db96e" style:font-weight-asian="bold" style:font-weight-complex="bold"/>
    </style:style>
    <style:style style:name="T1" style:family="text">
      <style:text-properties officeooo:rsid="000e97d7"/>
    </style:style>
    <style:style style:name="T2" style:family="text">
      <style:text-properties officeooo:rsid="000ed78c"/>
    </style:style>
    <style:style style:name="T3" style:family="text">
      <style:text-properties officeooo:rsid="000ed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A importância da água: a máscara do real problema</text:p>
      <text:p text:style-name="P1">Água, recurso abundante na Terra, os indíos que moram na beira do rio Amazonas não estão preocupados com a crise hídrica, esse é <text:span text:style-name="T3">um</text:span> tipo de preocupação mais cosmopolita, é necessário uma métropole estruturada em um sístema hídrico que esgota os recursos naturais e devolve <text:s/>para a natureza água poluída <text:span text:style-name="T2">para esse tipo de preocupação existir</text:span>. É inconcebível que estejamos abituados a defecar e urinar em água limpa e tratada.</text:p>
      <text:p text:style-name="P1"/>
      <text:p text:style-name="P1">Apesar do pessimismo, o fato é que a água não vai acabar, a quantidade de água poluída vai aumentar no <text:span text:style-name="T2">m</text:span>undo e Brasil, <text:span text:style-name="T3">pois devolvendo água contaminada para os rios</text:span>. <text:span text:style-name="T3">O</text:span> preço do litro da água <text:span text:style-name="T3">atualmente</text:span> está muito longe de assustar qualquer pessoa, a pessoa tem que ser extremamente pobre para achar caro pagar <text:span text:style-name="T3">centavos por metros cúbicos de água</text:span>. Porém essa água tratada corre por um sistema que não abastece a todos nós, <text:span text:style-name="T3">mas</text:span> seu resíduo sim prejudica a todos nós. <text:span text:style-name="T1">Esse é o tipo de água que é protegida e segura para beber (RELATORIO), a falta de acesso a esse tipo água tratada pode ocasionar doenças e morte, além disso, fora deste sistema de abastecimento o preço da água é muito maior.</text:span></text:p>
      <text:p text:style-name="P1"/>
      <text:p text:style-name="P1">Então os mais pobres estão em uma situação de terrível calamidade e risco enquanto os ricos estão nadando em suas piscinas. A verdade<text:span text:style-name="T3">ira</text:span> riqueza não é água, nunca foi, a distribuição de água seria corrigida quando a distribuição de riquezas fosse mais justa entre as pessoas. A crise hídrica i<text:span text:style-name="T3">ri</text:span>a desaperecer, todos teríamos o mesmo acesso a água como preconiza o (RELATORIO), essa<text:span text:style-name="T3">s</text:span> <text:span text:style-name="T3">são</text:span> meta<text:span text:style-name="T3">s</text:span> louváv<text:span text:style-name="T3">eis</text:span> e que pretende<text:span text:style-name="T3">m</text:span> corrigir uma distorção do nosso sistema.</text:p>
      <text:p text:style-name="P1"/>
      <text:p text:style-name="P1">A meta de levar água e saneamento básico para as comunidades mais carantes deveria ser objetivo de todos os governos, que mesmo que não fosse prioridade e nem promessa de campanha, <text:span text:style-name="T3">fossem </text:span>pelo menos um esforço pequeno mas continuado, no sentido de fazer uma nação e um mundo mais jus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9:40:19.040029785</meta:creation-date>
    <dc:date>2015-03-20T20:25:22.419592684</dc:date>
    <meta:editing-duration>PT29M49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329" meta:character-count="1907" meta:non-whitespace-character-count="1582"/>
  </office:meta>
</office:document-meta>
</file>